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34cm"/>
    </style:style>
    <style:style style:name="co3" style:family="table-column">
      <style:table-column-properties fo:break-before="auto" style:column-width="10.044cm"/>
    </style:style>
    <style:style style:name="co4" style:family="table-column">
      <style:table-column-properties fo:break-before="auto" style:column-width="14.961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4.831cm"/>
    </style:style>
    <style:style style:name="co7" style:family="table-column">
      <style:table-column-properties fo:break-before="auto" style:column-width="3.341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3.508cm"/>
    </style:style>
    <style:style style:name="co10" style:family="table-column">
      <style:table-column-properties fo:break-before="auto" style:column-width="7.6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5cm" fo:break-before="auto" style:use-optimal-row-height="true"/>
    </style:style>
    <style:style style:name="ro3" style:family="table-row">
      <style:table-row-properties style:row-height="3.239cm" fo:break-before="auto" style:use-optimal-row-height="true"/>
    </style:style>
    <style:style style:name="ro4" style:family="table-row">
      <style:table-row-properties style:row-height="2.429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2.515cm" fo:break-before="auto" style:use-optimal-row-height="true"/>
    </style:style>
    <style:style style:name="ro8" style:family="table-row">
      <style:table-row-properties style:row-height="2.036cm" fo:break-before="auto" style:use-optimal-row-height="true"/>
    </style:style>
    <style:style style:name="ro9" style:family="table-row">
      <style:table-row-properties style:row-height="2.457cm" fo:break-before="auto" style:use-optimal-row-height="true"/>
    </style:style>
    <style:style style:name="ro10" style:family="table-row">
      <style:table-row-properties style:row-height="1.649cm" fo:break-before="auto" style:use-optimal-row-height="true"/>
    </style:style>
    <style:style style:name="ro11" style:family="table-row">
      <style:table-row-properties style:row-height="3.228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0.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ATÉGORIES DE SOURCES DE RISQUE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1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Acteurs</text:p>
          </table:table-cell>
          <table:table-cell table:style-name="ce19" office:value-type="string" calcext:value-type="string">
            <text:p>Mode opératoires</text:p>
          </table:table-cell>
        </table:table-row>
        <table:table-row table:style-name="ro2">
          <table:table-cell/>
          <table:table-cell table:style-name="ce5" office:value-type="string" calcext:value-type="string">
            <text:p>ÉTATIQUE</text:p>
          </table:table-cell>
          <table:table-cell table:style-name="ce14" office:value-type="string" calcext:value-type="string">
            <text:p>États, agences de renseignement</text:p>
          </table:table-cell>
          <table:table-cell table:style-name="ce20" office:value-type="string" calcext:value-type="string">
            <text:p>Attaques généralement conduites par des professionnels, respectant un calendrier et</text:p>
            <text:p>un mode opératoire prédéfinis. Ce profil d’attaquant se caractérise par sa capacité à</text:p>
            <text:p>réaliser une opération offensive sur un temps long (ressources stables, procédures) et à adapter ses outils et méthodes à la topologie de la cible. Par extension, ces acteurs ont</text:p>
            <text:p>les moyens d’acheter ou de découvrir des vulnérabilités jour zéro (0-Day) et certains</text:p>
            <text:p>sont capables d’infiltrer des réseaux isolés et de réaliser des attaques successives pour</text:p>
            <text:p>atteindre une ou des cibles (par exemple au moyen d’une attaque visant la chaîne</text:p>
            <text:p>D’approvisionnement).</text:p>
          </table:table-cell>
        </table:table-row>
        <table:table-row table:style-name="ro3">
          <table:table-cell/>
          <table:table-cell table:style-name="ce5" office:value-type="string" calcext:value-type="string">
            <text:p>CRIME ORGANISÉ</text:p>
          </table:table-cell>
          <table:table-cell table:style-name="ce14" office:value-type="string" calcext:value-type="string">
            <text:p>Organisations cybercriminelles (mafias, gangs, officines)</text:p>
          </table:table-cell>
          <table:table-cell table:style-name="ce20" office:value-type="string" calcext:value-type="string">
            <text:p>Arnaque en ligne ou au président, demande de rançon ou attaque par rançongiciel,</text:p>
            <text:p>exploitation de réseaux de « machines robots » (botnet), etc. En raison notamment de</text:p>
            <text:p>la prolifération de kits d’attaques facilement accessibles en ligne, les cybercriminels</text:p>
            <text:p>mènent des opérations de plus en plus sophistiquées et organisées à des fins lucratives</text:p>
            <text:p>ou de fraude. Certains ont les moyens d’acheter ou de découvrir des vulnérabilités</text:p>
            <text:p>jour zéro (0-Day)</text:p>
          </table:table-cell>
        </table:table-row>
        <table:table-row table:style-name="ro4">
          <table:table-cell/>
          <table:table-cell table:style-name="ce5" office:value-type="string" calcext:value-type="string">
            <text:p>TERRORISTE</text:p>
          </table:table-cell>
          <table:table-cell table:style-name="ce14" office:value-type="string" calcext:value-type="string">
            <text:p>Cyberterroristes, cybermilices</text:p>
          </table:table-cell>
          <table:table-cell table:style-name="ce20" office:value-type="string" calcext:value-type="string">
            <text:p>Attaques habituellement peu sophistiquées mais menées avec détermination à des</text:p>
            <text:p>fins de déstabilisation et de destruction : déni de service (visant par exemple à rendre</text:p>
            <text:p>indisponibles les services d’urgence d’un centre hospitalier, arrêts intempestifs d’un</text:p>
            <text:p>système industriel de production d’énergie), exploitation de vulnérabilités de sites</text:p>
            <text:p>Internet et défigurations.</text:p>
          </table:table-cell>
        </table:table-row>
        <table:table-row table:style-name="ro5">
          <table:table-cell/>
          <table:table-cell table:style-name="ce5" office:value-type="string" calcext:value-type="string">
            <text:p>ACTIVISTE IDÉOLOGIQUE</text:p>
          </table:table-cell>
          <table:table-cell table:style-name="ce14" office:value-type="string" calcext:value-type="string">
            <text:p>Cyber-hacktivistes, groupements d’intérêt, sectes</text:p>
          </table:table-cell>
          <table:table-cell table:style-name="ce20" office:value-type="string" calcext:value-type="string">
            <text:p>Modes opératoires et sophistication des attaques relativement similaires à ceux des</text:p>
            <text:p>cyberterroristes mais motivés par des intentions moins destructrices. Certains acteurs</text:p>
            <text:p>vont mener ces attaques pour véhiculer une idéologie, un message</text:p>
          </table:table-cell>
        </table:table-row>
        <table:table-row table:style-name="ro4">
          <table:table-cell/>
          <table:table-cell table:style-name="ce5" office:value-type="string" calcext:value-type="string">
            <text:p>OFFICINE SPÉCIALISÉE</text:p>
          </table:table-cell>
          <table:table-cell table:style-name="ce14" office:value-type="string" calcext:value-type="string">
            <text:p>Cybermercenaire</text:p>
          </table:table-cell>
          <table:table-cell table:style-name="ce20" office:value-type="string" calcext:value-type="string">
            <text:p>Ce type de hacker chevronné est souvent à l’origine de la conception et de la création</text:p>
            <text:p>d’outils et kits d’attaques 3</text:p>
            <text:p> accessibles en ligne (éventuellement monnayés) qui sont</text:p>
            <text:p>ensuite utilisables « clés en main » par d’autres groupes d’attaquants. Il n’a pas de</text:p>
            <text:p>motivations particulières autres que le gain financier.</text:p>
          </table:table-cell>
        </table:table-row>
        <table:table-row table:style-name="ro1">
          <table:table-cell/>
          <table:table-cell table:style-name="ce5" office:value-type="string" calcext:value-type="string">
            <text:p>AMATEUR</text:p>
          </table:table-cell>
          <table:table-cell table:style-name="ce14" office:value-type="string" calcext:value-type="string">
            <text:p>Script-kiddies</text:p>
          </table:table-cell>
          <table:table-cell table:style-name="ce20" office:value-type="string" calcext:value-type="string">
            <text:p>Attaques basiques mais capacité à utiliser les kits d’attaques accessibles en ligne.</text:p>
          </table:table-cell>
        </table:table-row>
        <table:table-row table:style-name="ro6">
          <table:table-cell/>
          <table:table-cell table:style-name="ce5" office:value-type="string" calcext:value-type="string">
            <text:p>VENGEUR</text:p>
          </table:table-cell>
          <table:table-cell table:style-name="ce14" office:value-type="string" calcext:value-type="string">
            <text:p>Salarié licencié pour faute grave, prestataire mécontent</text:p>
          </table:table-cell>
          <table:table-cell table:style-name="ce20" office:value-type="string" calcext:value-type="string">
            <text:p>Ce profil d’attaquant se caractérise par sa détermination et sa connaissance interne des</text:p>
            <text:p>systèmes et processus organisationnels. Cela peut le rendre redoutable et lui conférer</text:p>
            <text:p>un pouvoir de nuisance important.</text:p>
          </table:table-cell>
        </table:table-row>
        <table:table-row table:style-name="ro7">
          <table:table-cell/>
          <table:table-cell table:style-name="ce6" office:value-type="string" calcext:value-type="string">
            <text:p>MALVEILLANT PATHOLOGIQUE</text:p>
          </table:table-cell>
          <table:table-cell table:style-name="ce14" office:value-type="string" calcext:value-type="string">
            <text:p>Concurrent déloyal, Client malhonnête, Escroc, Fraudeur</text:p>
          </table:table-cell>
          <table:table-cell table:style-name="ce20" office:value-type="string" calcext:value-type="string">
            <text:p>Ici, soit l’attaquant dispose d’un socle de connaissances en informatique qui l’amène</text:p>
            <text:p>à tenter de compromettre le SI de sa cible, soit il exploite par lui-même des kits</text:p>
            <text:p>d’attaques disponibles en ligne, soit il décide de sous-traiter l’attaque informatique</text:p>
            <text:p>en faisant appel à une officine spécialisée. Dans certains cas, l’attaquant peut porter</text:p>
            <text:p>son attention sur une source interne (salarié mécontent, prestataire peu scrupuleux)</text:p>
            <text:p>et tenter de la corrompre.</text:p>
          </table:table-cell>
        </table:table-row>
        <table:table-row table:style-name="ro1" table:number-rows-repeated="17">
          <table:table-cell/>
          <table:table-cell table:style-name="ce18" table:number-columns-repeated="2"/>
          <table:table-cell table:style-name="ce21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TÉGORIES D’OBJECTIFS VISÉS" table:style-name="ta1">
        <table:table-column table:style-name="co1" table:default-cell-style-name="Default"/>
        <table:table-column table:style-name="co5" table:default-cell-style-name="ce5"/>
        <table:table-column table:style-name="co6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FINALITÉS POURSUIVIES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8">
          <table:table-cell/>
          <table:table-cell office:value-type="string" calcext:value-type="string">
            <text:p>ESPIONNAGE</text:p>
          </table:table-cell>
          <table:table-cell office:value-type="string" calcext:value-type="string">
            <text:p>Opération de renseignement (étatique, économique). Dans de nombreux cas,</text:p>
            <text:p>l’attaquant s’installe durablement dans le système d’information et en toute discrétion.</text:p>
            <text:p>L’armement, le spatial, l’aéronautique, le secteur pharmaceutique, l’énergie ou encore</text:p>
            <text:p>certaines activités de l’État (économie, finances, affaires étrangères) constituent</text:p>
            <text:p>des cibles privilégiées.</text:p>
          </table:table-cell>
        </table:table-row>
        <table:table-row table:style-name="ro9">
          <table:table-cell/>
          <table:table-cell office:value-type="string" calcext:value-type="string">
            <text:p>PRÉPOSITIONNEMENT</text:p>
            <text:p>STRATÉGIQUE</text:p>
          </table:table-cell>
          <table:table-cell office:value-type="string" calcext:value-type="string">
            <text:p>Prépositionnement visant généralement une attaque sur le long terme, sans que</text:p>
            <text:p>la finalité poursuivie soit clairement établie (exemples: compromission de réseaux</text:p>
            <text:p>d’opérateurs de télécommunication, infiltration de sites Internet d’information de</text:p>
            <text:p>masse pour lancer une opération d’influence politique ou économique à fort écho).</text:p>
            <text:p>La compromission soudaine et massive d’ordinateurs afin de constituer un réseau</text:p>
            <text:p>de robots peut être affiliée à cette catégorie.</text:p>
          </table:table-cell>
        </table:table-row>
        <table:table-row table:style-name="ro10"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Opération visant à diffuser de fausses informations ou à les altérer, mobiliser</text:p>
            <text:p>les leaders d’opinion sur les réseaux sociaux, détruire des réputations, divulguer</text:p>
            <text:p>des informations confidentielles, dégrader l’image d’une organisation ou d’un État.</text:p>
            <text:p>La finalité est généralement la déstabilisation ou la modification des perceptions.</text:p>
          </table:table-cell>
        </table:table-row>
        <table:table-row table:style-name="ro11">
          <table:table-cell/>
          <table:table-cell office:value-type="string" calcext:value-type="string">
            <text:p>ENTRAVE AU</text:p>
            <text:p>FONCTIONNEMENT</text:p>
          </table:table-cell>
          <table:table-cell office:value-type="string" calcext:value-type="string">
            <text:p>Opération de sabotage visant par exemple à rendre indisponible un site Internet,</text:p>
            <text:p>à provoquer une saturation informationnelle, à empêcher l’usage d’une ressource</text:p>
            <text:p>numérique, à rendre indisponible une installation physique.</text:p>
            <text:p>Les systèmes industriels peuvent être particulièrement exposés et vulnérables</text:p>
            <text:p>au travers des réseaux informatiques auxquels ils sont interconnectés (exemple :</text:p>
            <text:p>envoi de commandes afin de générer un dommage matériel ou une panne nécessitant</text:p>
            <text:p>une maintenance lourde). Les attaques en déni de service distribué (DDoS) sont</text:p>
            <text:p>des techniques largement utilisées pour neutraliser des ressources numériques.</text:p>
          </table:table-cell>
        </table:table-row>
        <table:table-row table:style-name="ro12">
          <table:table-cell/>
          <table:table-cell office:value-type="string" calcext:value-type="string">
            <text:p>LUCRATIF</text:p>
          </table:table-cell>
          <table:table-cell office:value-type="string" calcext:value-type="string">
            <text:p>Opération visant un gain financier, de façon directe ou indirecte. Généralement liée</text:p>
            <text:p>au crime organisé, on peut citer: escroquerie sur Internet, blanchiment d’argent,</text:p>
            <text:p>extorsion ou détournement d’argent, manipulation de marchés financiers, falsification</text:p>
            <text:p>de documents administratifs, usurpation d’identité, etc.</text:p>
            <text:p>Il est à noter que certaines opérations à but lucratif peuvent recourir à un mode</text:p>
            <text:p>opératoire relevant des catégories ci-dessus (exemple: espionnage et vol de données,</text:p>
            <text:p>rançongiciel pour neutraliser une activité) mais l’objectif final reste financier.</text:p>
          </table:table-cell>
        </table:table-row>
        <table:table-row table:style-name="ro10">
          <table:table-cell/>
          <table:table-cell office:value-type="string" calcext:value-type="string">
            <text:p>DÉFI, AMUSEMENT</text:p>
          </table:table-cell>
          <table:table-cell office:value-type="string" calcext:value-type="string">
            <text:p>Opération visant à réaliser un exploit à des fins de reconnaissance sociale, de défi</text:p>
            <text:p>ou de simple amusement.</text:p>
            <text:p>Même si l’objectif est essentiellement ludique et sans volonté particulière de nuire,</text:p>
            <text:p>ce type d’opération peut avoir de lourdes conséquences pour la victime.</text:p>
          </table:table-cell>
        </table:table-row>
      </table:table>
      <table:table table:name="SR-OV" table:style-name="ta1">
        <table:table-column table:style-name="co1" table:default-cell-style-name="Default"/>
        <table:table-column table:style-name="co7" table:default-cell-style-name="ce25"/>
        <table:table-column table:style-name="co8" table:default-cell-style-name="ce25"/>
        <table:table-column table:style-name="co1" table:number-columns-repeated="2" table:default-cell-style-name="ce25"/>
        <table:table-column table:style-name="co9" table:default-cell-style-name="ce25"/>
        <table:table-column table:style-name="co8" table:default-cell-style-name="ce25"/>
        <table:table-column table:style-name="co1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3">
          <table:table-cell/>
          <table:table-cell table:style-name="ce23" office:value-type="string" calcext:value-type="string" table:number-columns-spanned="2" table:number-rows-spanned="1">
            <text:p>IDENTIFICATIO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COTATIO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VALUATION</text:p>
          </table:table-cell>
          <table:covered-table-cell table:style-name="ce23"/>
          <table:table-cell/>
          <table:table-cell office:value-type="string" calcext:value-type="string">
            <text:p>(P1 : couple SR/OV prioritaire, P2 : couple</text:p>
            <text:p>Secondaire)</text:p>
          </table:table-cell>
        </table:table-row>
        <table:table-row table:style-name="ro1">
          <table:table-cell/>
          <table:table-cell table:style-name="ce24" office:value-type="string" calcext:value-type="string">
            <text:p>Source de risque </text:p>
          </table:table-cell>
          <table:table-cell table:style-name="ce24" office:value-type="string" calcext:value-type="string">
            <text:p>Objectif visé</text:p>
          </table:table-cell>
          <table:table-cell table:style-name="ce24" office:value-type="string" calcext:value-type="string">
            <text:p>Motivation</text:p>
          </table:table-cell>
          <table:table-cell table:style-name="ce24" office:value-type="string" calcext:value-type="string">
            <text:p>Ressources</text:p>
          </table:table-cell>
          <table:table-cell table:style-name="ce24" office:value-type="string" calcext:value-type="string">
            <text:p>Pertinance SR/OV</text:p>
          </table:table-cell>
          <table:table-cell table:style-name="ce24" office:value-type="string" calcext:value-type="string">
            <text:p>Choix P1/P2</text:p>
          </table:table-cell>
          <table:table-cell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5:46:26.4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58:50.164000000</meta:creation-date>
    <dc:date>2024-04-22T16:08:00.478000000</dc:date>
    <meta:editing-duration>PT58M43S</meta:editing-duration>
    <meta:editing-cycles>13</meta:editing-cycles>
    <meta:generator>LibreOffice/7.6.4.1$Windows_X86_64 LibreOffice_project/e19e193f88cd6c0525a17fb7a176ed8e6a3e2aa1</meta:generator>
    <meta:document-statistic meta:table-count="3" meta:cell-count="51" meta:object-count="0"/>
  </office:meta>
</office:document-meta>
</file>